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e7" draw:textarea-horizontal-align="justify" draw:textarea-vertical-align="middle" draw:auto-grow-height="false"/>
    </style:style>
    <style:style style:name="gr2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svg:stroke-width="0.3cm" svg:stroke-color="#00ae00" draw:marker-start-width="0.75cm" draw:marker-end-width="0.75cm" draw:fill="solid" draw:fill-color="#00ae00" draw:textarea-horizontal-align="center" draw:textarea-vertical-align="middle" fo:padding-top="0.275cm" fo:padding-bottom="0.275cm" fo:padding-left="0.4cm" fo:padding-right="0.4cm" draw:shadow="hidden"/>
    </style:style>
    <style:style style:name="gr9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1.395cm" fo:min-width="3.561cm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32pt" style:language-asian="zxx" style:country-asian="none" style:font-style-asian="normal" style:font-weight-asian="normal" style:font-family-complex="'Bitstream Vera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Times New Roman'" style:font-family-generic="roman" style:font-pitch="variable" fo:font-size="72pt" fo:letter-spacing="normal" style:letter-kerning="true" style:font-size-asian="72pt" style:font-size-complex="72pt" style:text-scale="12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7cm" svg:height="12.7cm" svg:x="2.346cm" svg:y="2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g>
                <draw:polyline draw:style-name="gr2" draw:text-style-name="P2" draw:layer="layout" svg:width="5.256cm" svg:height="6.299cm" draw:transform="rotate (-1.6929693744345) translate (12.0189647356837cm 6.26023548379702cm)" svg:viewBox="0 0 5257 6300" draw:points="0,6300 5257,6300 5257,0 0,0">
                  <text:p/>
                </draw:polyline>
                <draw:polyline draw:style-name="gr3" draw:text-style-name="P2" draw:layer="layout" svg:width="7.124cm" svg:height="4.456cm" draw:transform="skewX (0.00122173047639605) rotate (0.437204977624579) translate (4.65968206630034cm 5.88629150092521cm)" svg:viewBox="0 0 7125 4457" draw:points="0,0 4955,1 7125,4457">
                  <text:p/>
                </draw:polyline>
              </draw:g>
              <draw:g>
                <draw:polyline draw:style-name="gr4" draw:text-style-name="P2" draw:layer="layout" svg:width="4.999cm" svg:height="5.999cm" draw:transform="rotate (-1.6929693744345) translate (11.8754829693291cm 6.33746799168615cm)" svg:viewBox="0 0 5000 6000" draw:points="0,6000 5000,6000 5000,0 0,0">
                  <text:p/>
                </draw:polyline>
                <draw:polyline draw:style-name="gr5" draw:text-style-name="P2" draw:layer="layout" svg:width="6.783cm" svg:height="4.239cm" draw:transform="skewX (-6.47557637431775E-017) rotate (0.436506845923782) translate (4.86672523613636cm 5.98065566367787cm)" svg:viewBox="0 0 6784 4240" draw:points="0,0 4717,0 6784,4240">
                  <text:p/>
                </draw:polyline>
              </draw:g>
              <draw:g>
                <draw:path draw:style-name="gr6" draw:text-style-name="P3" draw:layer="layout" svg:width="1.551cm" svg:height="1.746cm" draw:transform="skewX (-0.00296705972839035) rotate (-1.68249739892253) translate (8.6229823555839cm 8.21660516282095cm)" svg:viewBox="0 0 1552 1747" svg:d="m0 1747c1568 0 1552-1747 1552-1747l-1 17">
                  <text:p/>
                </draw:path>
                <draw:path draw:style-name="gr7" draw:text-style-name="P3" draw:layer="layout" svg:width="1.55cm" svg:height="1.746cm" draw:transform="skewX (0.00226892802759263) rotate (1.43762770486773) translate (8.450150876651cm 9.75752502525498cm)" svg:viewBox="0 0 1551 1747" svg:d="m1551 1747c-1568 0-1551-1747-1551-1747v18">
                  <text:p/>
                </draw:path>
              </draw:g>
              <draw:line draw:style-name="gr8" draw:text-style-name="P1" draw:layer="layout" svg:x1="7.245cm" svg:y1="6.708cm" svg:x2="8.161cm" svg:y2="6.485cm">
                <text:p/>
              </draw:line>
              <draw:line draw:style-name="gr8" draw:text-style-name="P1" draw:layer="layout" svg:x1="10.357cm" svg:y1="7.091cm" svg:x2="9.522cm" svg:y2="6.653cm">
                <text:p/>
              </draw:line>
            </draw:g>
            <draw:frame draw:style-name="gr9" draw:text-style-name="P4" draw:layer="layout" svg:width="7.545cm" svg:height="3.166cm" svg:x="4.715cm" svg:y="10.703cm">
              <draw:text-box>
                <text:p text:style-name="P4">Fhem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1-03T17:19:32</meta:creation-date>
    <dc:date>2012-10-14T08:51:01</dc:date>
    <meta:editing-duration>PT35M37S</meta:editing-duration>
    <meta:editing-cycles>4</meta:editing-cycles>
    <meta:generator>LibreOffice/3.5$MacOSX_x86 LibreOffice_project/165a79a-7059095-e13bb37-fef39a4-9503d18</meta:generator>
    <dc:creator>Rudolf Koenig</dc:creator>
    <meta:document-statistic meta:object-count="16"/>
  </office:meta>
</office:document-meta>
</file>